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Click on the cancel butto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lick on the cancel button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lation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2:30.73</meta:creation-date>
    <dc:date>2017-10-10T13:53:53.97</dc:date>
    <dc:creator>Udit Saxena</dc:creator>
    <meta:editing-duration>PT10M25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1" meta:word-count="76" meta:character-count="448"/>
  </office:meta>
</office:document-meta>
</file>